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rima" svg:font-family="Ebrima" style:font-adornments="Regular" style:font-pitch="variable"/>
    <style:font-face style:name="Arial" svg:font-family="Arial" style:font-family-generic="roman" style:font-pitch="variable"/>
    <style:font-face style:name="Sylfaen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Regular" style:font-family-generic="swiss" style:font-pitch="variable"/>
    <style:font-face style:name="Tahoma" svg:font-family="Tahom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r6" style:family="presentation" style:parent-style-name="Default-notes">
      <style:graphic-properties draw:fill-color="#ffffff" fo:min-height="13.364cm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brima" svg:font-family="Ebrima" style:font-adornments="Regular" style:font-pitch="variable"/>
    <style:font-face style:name="Arial" svg:font-family="Arial" style:font-family-generic="roman" style:font-pitch="variable"/>
    <style:font-face style:name="Sylfaen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Regular" style:font-family-generic="swiss" style:font-pitch="variable"/>
    <style:font-face style:name="Tahoma" svg:font-family="Tahom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Sylfaen" fo:font-family="Sylfaen" style:font-style-name="Regular" style:font-family-generic="roman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Tahoma" fo:font-family="Tahoma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font-name="Calibri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Ebrima" fo:font-family="Ebrima" style:font-style-name="Regular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3</meta:editing-cycles>
    <meta:generator>LibreOffice/4.1.4.2$Windows_x86 LibreOffice_project/0a0440ccc0227ad9829de5f46be37cfb6edcf72</meta:generator>
    <dc:date>2014-05-20T13:17:22.491000000</dc:date>
    <meta:document-statistic meta:object-count="277"/>
  </office:meta>
</office:document-meta>
</file>